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Droid Sans Mono" svg:font-family="'Droid Sans Mono', monospace, monospace, 'Droid Sans Fallback'"/>
    <style:font-face style:name="segoe ui" svg:font-family="'segoe ui', 'trebuchet MS', 'Lucida Sans Unicode', 'Lucida Sans', sans-serif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ce9178" style:font-name="Droid Sans Mono" fo:font-size="10.5pt" fo:font-weight="normal" fo:background-color="#1e1e1e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officeooo:paragraph-rsid="0041b2e8"/>
    </style:style>
    <style:style style:name="P1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2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DejaVu Sans Mono"/>
    </style:style>
    <style:style style:name="P25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8000" style:font-name="DejaVu Sans Mono" fo:font-size="10pt" fo:font-weight="bold" style:font-name-asian="Times New Roman1" style:font-size-asian="10pt" style:font-weight-asian="bold" style:font-name-complex="Times New Roman1" style:font-size-complex="10pt"/>
    </style:style>
    <style:style style:name="P26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Text_20_body">
      <loext:graphic-properties draw:fill="solid" draw:fill-color="#ffffff"/>
      <style:paragraph-properties fo:margin-top="0cm" fo:margin-bottom="0.499cm" loext:contextual-spacing="false" fo:background-color="#ffffff"/>
      <style:text-properties fo:font-variant="normal" fo:text-transform="none" fo:color="#339900" style:font-name="Consolas" fo:font-size="9pt" fo:letter-spacing="normal" fo:font-style="normal" fo:font-weight="normal" fo:background-color="#ffffff" style:font-name-asian="Times New Roman1" style:font-size-asian="10pt" style:font-weight-asian="bold" style:font-name-complex="Times New Roman1" style:font-size-complex="10pt" style:font-weight-complex="bold" loext:padding-left="0.212cm" loext:padding-right="0cm" loext:padding-top="0cm" loext:padding-bottom="0cm" loext:border-left="0.06pt solid #dddddd" loext:border-right="none" loext:border-top="none" loext:border-bottom="none"/>
    </style:style>
    <style:style style:name="P28" style:family="paragraph" style:parent-style-name="Text_20_body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9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bcda7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>
      <loext:graphic-properties draw:fill-color="#ffffff"/>
      <style:paragraph-properties fo:line-height="100%" fo:text-align="justify" style:justify-single-word="false" fo:orphans="0" fo:widows="0" fo:break-before="pag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officeooo:paragraph-rsid="0014fe6d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officeooo:rsid="002125fc" officeooo:paragraph-rsid="002125fc" style:font-name-asian="Times New Roman1" style:font-size-asian="14pt" style:font-weight-asian="normal" style:font-name-complex="Times New Roman1" style:font-size-complex="14pt" style:font-weight-complex="normal"/>
    </style:style>
    <style:style style:name="P37" style:family="paragraph" style:parent-style-name="Text_20_body">
      <loext:graphic-properties draw:fill-color="#ffffff"/>
      <style:paragraph-properties fo:line-height="100%" fo:text-align="justify" style:justify-single-word="false" fo:orphans="0" fo:widows="0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8" style:family="paragraph" style:parent-style-name="Text_20_body">
      <loext:graphic-properties draw:fill="solid" draw:fill-color="#ffffff"/>
      <style:paragraph-properties fo:background-color="#ffffff"/>
      <style:text-properties fo:font-variant="normal" fo:text-transform="none" fo:color="#00808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9" style:family="paragraph" style:parent-style-name="Text_20_body">
      <loext:graphic-properties draw:fill-color="#ffffff"/>
      <style:paragraph-properties fo:line-height="100%" fo:text-align="justify" style:justify-single-word="false" fo:orphans="0" fo:widows="0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0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41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2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3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4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5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6" style:family="paragraph" style:parent-style-name="Standard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officeooo:paragraph-rsid="003f6e44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7" style:family="paragraph" style:parent-style-name="Standard">
      <style:paragraph-properties fo:margin-top="0cm" fo:margin-bottom="0.265cm" loext:contextual-spacing="false" fo:orphans="2" fo:widows="2"/>
    </style:style>
    <style:style style:name="P48" style:family="paragraph" style:parent-style-name="Text_20_body">
      <loext:graphic-properties draw:fill="solid" draw:fill-color="#ffffff"/>
      <style:paragraph-properties fo:background-color="#ffffff"/>
      <style:text-properties fo:font-variant="normal" fo:text-transform="none" fo:color="#00808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officeooo:paragraph-rsid="003f6e44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0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1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2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3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4" style:family="paragraph" style:parent-style-name="Text_20_body" style:list-style-name="L1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5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6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7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officeooo:paragraph-rsid="003ed026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8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9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0" style:family="paragraph" style:parent-style-name="Text_20_body" style:list-style-name="L1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1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2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3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4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5" style:family="paragraph" style:parent-style-name="Text_20_body" style:list-style-name="L1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6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7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8" style:family="paragraph" style:parent-style-name="Text_20_body" style:list-style-name="L1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6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officeooo:paragraph-rsid="003f6e44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70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officeooo:paragraph-rsid="00328a42" fo:background-color="#ffffff" style:font-name-asian="Times New Roman1" style:font-size-asian="10pt" style:font-weight-asian="bold" style:font-name-complex="Times New Roman1" style:font-size-complex="10pt" style:font-weight-complex="bold" loext:padding-left="0.212cm" loext:padding-right="0cm" loext:padding-top="0cm" loext:padding-bottom="0cm" loext:border-left="0.06pt solid #dddddd" loext:border-right="none" loext:border-top="none" loext:border-bottom="none"/>
    </style:style>
    <style:style style:name="P71" style:family="paragraph" style:parent-style-name="Text_20_body" style:list-style-name="L1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color="#339900" style:font-name="Consolas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72" style:family="paragraph" style:parent-style-name="Text_20_body" style:list-style-name="L1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</style:style>
    <style:style style:name="P73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1155cc" style:font-name="Times New Roman" fo:font-size="14pt" style:text-underline-style="solid" style:text-underline-type="double" style:text-underline-width="auto" style:text-underline-color="font-color" officeooo:rsid="00370133" style:font-name-asian="Times New Roman1" style:font-size-asian="14pt" style:font-name-complex="Times New Roman1" style:font-size-complex="14pt"/>
    </style:style>
    <style:style style:name="T4" style:family="text">
      <style:text-properties fo:color="#008000"/>
    </style:style>
    <style:style style:name="T5" style:family="text">
      <style:text-properties fo:color="#008000" style:font-name="Consolas" fo:font-size="9pt" fo:font-style="normal" fo:font-weight="normal"/>
    </style:style>
    <style:style style:name="T6" style:family="text">
      <style:text-properties fo:color="#008000" style:font-name="Consolas" fo:font-size="9pt" fo:font-style="normal" fo:font-weight="normal" style:font-name-asian="Times New Roman1" style:font-size-asian="10pt" style:font-weight-asian="bold" style:font-name-complex="Times New Roman1" style:font-size-complex="10pt" style:font-weight-complex="bold"/>
    </style:style>
    <style:style style:name="T7" style:family="text">
      <style:text-properties fo:color="#000080" style:font-name="Consolas" fo:font-size="9pt" fo:font-style="normal" fo:font-weight="normal"/>
    </style:style>
    <style:style style:name="T8" style:family="text">
      <style:text-properties fo:color="#008080"/>
    </style:style>
    <style:style style:name="T9" style:family="text">
      <style:text-properties fo:color="#008080" style:font-name="Consolas" fo:font-size="9pt" fo:font-style="normal" fo:font-weight="normal"/>
    </style:style>
    <style:style style:name="T10" style:family="text">
      <style:text-properties fo:color="#0000ff"/>
    </style:style>
    <style:style style:name="T11" style:family="text">
      <style:text-properties fo:color="#0000ff" style:font-name="Consolas" fo:font-size="9pt" fo:font-style="normal" fo:font-weight="normal"/>
    </style:style>
    <style:style style:name="T12" style:family="text">
      <style:text-properties officeooo:rsid="0014fe6d"/>
    </style:style>
    <style:style style:name="T13" style:family="text">
      <style:text-properties officeooo:rsid="00177b81"/>
    </style:style>
    <style:style style:name="T14" style:family="text">
      <style:text-properties officeooo:rsid="00190ebb"/>
    </style:style>
    <style:style style:name="T15" style:family="text">
      <style:text-properties officeooo:rsid="001bcda7"/>
    </style:style>
    <style:style style:name="T16" style:family="text">
      <style:text-properties officeooo:rsid="0020b146"/>
    </style:style>
    <style:style style:name="T17" style:family="text">
      <style:text-properties officeooo:rsid="002125fc"/>
    </style:style>
    <style:style style:name="T18" style:family="text">
      <style:text-properties style:font-name="Consolas" fo:font-size="9pt" fo:font-style="normal" fo:font-weight="normal"/>
    </style:style>
    <style:style style:name="T19" style:family="text">
      <style:text-properties fo:color="#0000dd"/>
    </style:style>
    <style:style style:name="T20" style:family="text">
      <style:text-properties fo:color="#0000dd" style:font-name="Consolas" fo:font-size="9pt" fo:font-style="normal" fo:font-weight="normal"/>
    </style:style>
    <style:style style:name="T21" style:family="text">
      <style:text-properties fo:color="#007788"/>
    </style:style>
    <style:style style:name="T22" style:family="text">
      <style:text-properties fo:color="#007788" style:font-name="Consolas" fo:font-size="9pt" fo:font-style="normal" fo:font-weight="normal"/>
    </style:style>
    <style:style style:name="T23" style:family="text">
      <style:text-properties fo:color="#ff0000" style:font-name="Consolas" fo:font-size="9pt" fo:font-style="normal" fo:font-weight="normal"/>
    </style:style>
    <style:style style:name="T24" style:family="text">
      <style:text-properties officeooo:rsid="0024b515"/>
    </style:style>
    <style:style style:name="T25" style:family="text">
      <style:text-properties fo:color="#000040" style:font-name="Consolas" fo:font-size="9pt" fo:font-style="normal" fo:font-weight="normal"/>
    </style:style>
    <style:style style:name="T26" style:family="text">
      <style:text-properties officeooo:rsid="00268c1f"/>
    </style:style>
    <style:style style:name="T27" style:family="text">
      <style:text-properties officeooo:rsid="00359274"/>
    </style:style>
    <style:style style:name="T28" style:family="text">
      <style:text-properties officeooo:rsid="00375a08"/>
    </style:style>
    <style:style style:name="T29" style:family="text">
      <style:text-properties fo:color="#666666" style:font-name="Consolas" fo:font-size="9pt" fo:font-style="normal" fo:font-weight="normal"/>
    </style:style>
    <style:style style:name="T30" style:family="text">
      <style:text-properties fo:color="#800080" style:font-name="Consolas" fo:font-size="9pt" fo:font-style="normal" fo:font-weight="normal"/>
    </style:style>
    <style:style style:name="T31" style:family="text">
      <style:text-properties officeooo:rsid="0040af65"/>
    </style:style>
    <style:style style:name="T32" style:family="text">
      <style:text-properties fo:font-variant="normal" fo:text-transform="none" fo:color="#008080" style:font-name="Consolas" fo:font-size="9pt" fo:letter-spacing="normal" fo:font-style="normal" fo:font-weight="normal" fo:background-color="#ffffff" loext:char-shading-value="0" loext:padding-left="0.212cm" loext:padding-right="0cm" loext:padding-top="0cm" loext:padding-bottom="0cm" loext:border-left="0.06pt solid #dddddd" loext:border-right="none" loext:border-top="none" loext:border-bottom="none"/>
    </style:style>
    <style:style style:name="T33" style:family="text">
      <style:text-properties fo:font-variant="normal" fo:text-transform="none" fo:color="#008080" style:font-name="Consolas" fo:font-size="9pt" fo:letter-spacing="normal" fo:font-style="normal" fo:font-weight="normal" officeooo:rsid="004607f0" fo:background-color="#ffffff" loext:char-shading-value="0" loext:padding-left="0.212cm" loext:padding-right="0cm" loext:padding-top="0cm" loext:padding-bottom="0cm" loext:border-left="0.06pt solid #dddddd" loext:border-right="none" loext:border-top="none" loext:border-bottom="none"/>
    </style:style>
    <style:style style:name="T34" style:family="text">
      <style:text-properties fo:font-variant="normal" fo:text-transform="none" fo:color="#333333" fo:letter-spacing="normal" fo:background-color="#ffffff" loext:char-shading-value="0" loext:padding-left="0.212cm" loext:padding-right="0cm" loext:padding-top="0cm" loext:padding-bottom="0cm" loext:border-left="0.06pt solid #dddddd" loext:border-right="none" loext:border-top="none" loext:border-bottom="none"/>
    </style:style>
    <style:style style:name="T35" style:family="text">
      <style:text-properties fo:font-variant="normal" fo:text-transform="none" fo:color="#333333" style:font-name="Consolas" fo:font-size="9pt" fo:letter-spacing="normal" fo:font-style="normal" fo:font-weight="normal" fo:background-color="#ffffff" loext:char-shading-value="0" loext:padding-left="0.212cm" loext:padding-right="0cm" loext:padding-top="0cm" loext:padding-bottom="0cm" loext:border-left="0.06pt solid #dddddd" loext:border-right="none" loext:border-top="none" loext:border-bottom="none"/>
    </style:style>
    <style:style style:name="T36" style:family="text">
      <style:text-properties fo:font-variant="normal" fo:text-transform="none" fo:color="#ff0000" style:font-name="Consolas" fo:font-size="9pt" fo:letter-spacing="normal" fo:font-style="normal" fo:font-weight="normal" fo:background-color="#ffffff" loext:char-shading-value="0" loext:padding-left="0.212cm" loext:padding-right="0cm" loext:padding-top="0cm" loext:padding-bottom="0cm" loext:border-left="0.06pt solid #dddddd" loext:border-right="none" loext:border-top="none" loext:border-bottom="none"/>
    </style:style>
    <style:style style:name="T37" style:family="text">
      <style:text-properties fo:font-variant="normal" fo:text-transform="none" fo:color="#008000" style:font-name="Consolas" fo:font-size="9pt" fo:letter-spacing="normal" fo:font-style="normal" fo:font-weight="normal" fo:background-color="#ffffff" loext:char-shading-value="0" loext:padding-left="0.212cm" loext:padding-right="0cm" loext:padding-top="0cm" loext:padding-bottom="0cm" loext:border-left="0.06pt solid #dddddd" loext:border-right="none" loext:border-top="none" loext:border-bottom="none"/>
    </style:style>
    <style:style style:name="T38" style:family="text">
      <style:text-properties fo:font-variant="normal" fo:text-transform="none" fo:color="#0000ff" style:font-name="Consolas" fo:font-size="9pt" fo:letter-spacing="normal" fo:font-style="normal" fo:font-weight="normal" fo:background-color="#ffffff" loext:char-shading-value="0" loext:padding-left="0.212cm" loext:padding-right="0cm" loext:padding-top="0cm" loext:padding-bottom="0cm" loext:border-left="0.06pt solid #dddddd" loext:border-right="none" loext:border-top="none" loext:border-bottom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Московский авиационный институт</text:p>
      <text:p text:style-name="P7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6"><text:s/></text:p>
      <text:p text:style-name="P6"><text:s/></text:p>
      <text:p text:style-name="P6"><text:s/></text:p>
      <text:p text:style-name="P6"><text:s/></text:p>
      <text:p text:style-name="P8">Лабораторная работа № <text:span text:style-name="T27">2</text:span></text:p>
      <text:p text:style-name="P9">Тема: Операторы, литералы</text:p>
      <text:p text:style-name="P6"/>
      <text:p text:style-name="P10"><text:s/></text:p>
      <text:p text:style-name="P10"><text:s/></text:p>
      <text:p text:style-name="P6"><text:s/></text:p>
      <text:p text:style-name="P12"><text:tab/><text:tab/><text:tab/><text:tab/><text:tab/><text:tab/><text:tab/>Студент: <text:span text:style-name="T12">Кудинов Сергей</text:span> </text:p>
      <text:p text:style-name="P12"><text:tab/><text:tab/><text:tab/><text:tab/><text:tab/><text:tab/><text:tab/>Преподаватель: Журавлев А.А.</text:p>
      <text:p text:style-name="P12"><text:tab/><text:tab/><text:tab/><text:tab/><text:tab/><text:tab/><text:tab/>Дата:</text:p>
      <text:p text:style-name="P12"><text:tab/><text:tab/><text:tab/><text:tab/><text:tab/><text:tab/><text:tab/>Оценка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Москва, 2019</text:p>
      <text:p text:style-name="P13"/>
      <text:list xml:id="list2015955681" text:style-name="WWNum2">
        <text:list-item>
          <text:p text:style-name="P41">Постановка задачи</text:p>
        </text:list-item>
      </text:list>
      <text:p text:style-name="P20">Создать класс vector3D, задаваемый тройкой координат. Обязательно должны быть реализованы: операции сложения и вычитания векторов, векторное произведение векторов, скалярное произведение векторов, умножения на скаляр, сравнение векторов на совпадение, вычисление длины вектора, сравнение длины векторов, вычисление угла между векторами.</text:p>
      <text:p text:style-name="P15"><text:tab/>Операции сложения, вычитания, сравнения (на равенство, больше и меньше) должны быть выполнены в виде перегрузки операторов.</text:p>
      <text:p text:style-name="P20">Необходимо реализовать пользовательский литерал для работы с константами типа vector3D.</text:p>
      <text:p text:style-name="P2"/>
      <text:list xml:id="list165210463486587" text:continue-numbering="true" text:style-name="WWNum2">
        <text:list-item>
          <text:p text:style-name="P41">Репозиторий github</text:p>
        </text:list-item>
      </text:list>
      <text:p text:style-name="P18"><text:span text:style-name="T2"><text:tab/></text:span><text:a xlink:type="simple" xlink:href="https://github.com/StormStudioAndroid2/oop_exercise_02" text:style-name="Internet_20_link" text:visited-style-name="Visited_20_Internet_20_Link"><text:span text:style-name="ListLabel_20_19"><text:span text:style-name="T3">https://github.com/StormStudioAndroid2/oop_exercise_02</text:span></text:span></text:a></text:p>
      <text:p text:style-name="P14"/>
      <text:list xml:id="list165210163816319" text:continue-numbering="true" text:style-name="WWNum2">
        <text:list-item>
          <text:p text:style-name="P42">Описание программы </text:p>
        </text:list-item>
      </text:list>
      <text:p text:style-name="P32">Реализован класс <text:span text:style-name="T12">V</text:span>ector3D, в котором хранятся <text:span text:style-name="T12">три</text:span> переменные, отображающие <text:span text:style-name="T12">координаты</text:span>. Написаны Get функции для <text:span text:style-name="T12">их получения.</text:span> Также <text:span text:style-name="T28">перезагружены операторы</text:span>, указанные в задании, для получения суммы и разности(<text:span text:style-name="T28">+, -</text:span>), и для сравнения различных объектов класса(<text:span text:style-name="T28">==, &lt;,&gt;</text:span>). <text:span text:style-name="T13"><text:s/>В начале выводится сложение первого и второго вектора, затем их вычитание, затем – величина угла между ними, затем длины первого и второго вектора, затем – равны они или нет. Последним выводится значение длины вектора, полученного в результате векторного произведения. Каждая величина выводится с новой строки.</text:span></text:p>
      <text:p text:style-name="P20"/>
      <text:p text:style-name="P21"/>
      <text:list xml:id="list165209499179068" text:continue-numbering="true" text:style-name="WWNum2">
        <text:list-item>
          <text:p text:style-name="P45">Набор testcases</text:p>
        </text:list-item>
      </text:list>
      <text:p text:style-name="P22"><text:span text:style-name="T2">Тестовые файлы:</text:span><text:span text:style-name="T1"> test_01.test</text:span><text:span text:style-name="T2">, </text:span><text:span text:style-name="T1">test_02.test, test_03.test</text:span></text:p>
      <text:p text:style-name="P29">test_01.test:</text:p>
      <text:p text:style-name="P23">1 1 1</text:p>
      <text:p text:style-name="P23">-1 -1 -1</text:p>
      <text:p text:style-name="P23">Проверка правильности <text:span text:style-name="T14">для коллинеарных векторов с противоположным направлением</text:span></text:p>
      <text:p text:style-name="P19">Результат работы программы</text:p>
      <text:p text:style-name="P33">0 0 0</text:p>
      <text:p text:style-name="P33"><text:soft-page-break/>2 2 2</text:p>
      <text:p text:style-name="P33">180</text:p>
      <text:p text:style-name="P33">1.73205</text:p>
      <text:p text:style-name="P33">1.73205</text:p>
      <text:p text:style-name="P33">Not equal</text:p>
      <text:p text:style-name="P33">d(v1)=d(v2)</text:p>
      <text:p text:style-name="P33">0</text:p>
      <text:p text:style-name="P30">test_02.test :</text:p>
      <text:p text:style-name="P35">1 2 3</text:p>
      <text:p text:style-name="P35">4 5 6</text:p>
      <text:p text:style-name="P23">Проверка корректности работы <text:span text:style-name="T15">для случайных векторов</text:span></text:p>
      <text:p text:style-name="P19">Результат работы программы</text:p>
      <text:p text:style-name="P34">5 7 9</text:p>
      <text:p text:style-name="P34">-3 -3 -3</text:p>
      <text:p text:style-name="P34">12.9332</text:p>
      <text:p text:style-name="P34">3.74166</text:p>
      <text:p text:style-name="P34">8.77496</text:p>
      <text:p text:style-name="P34">Not equal</text:p>
      <text:p text:style-name="P34">d(v1)&lt;d(v2)</text:p>
      <text:p text:style-name="P34">7.34847</text:p>
      <text:p text:style-name="P29">test_03.<text:span text:style-name="T16">test:</text:span></text:p>
      <text:p text:style-name="P36">1 1 1</text:p>
      <text:p text:style-name="P36">1 1 1</text:p>
      <text:p text:style-name="P23">Проверка корректности работы операций сложения и вычитания для <text:span text:style-name="T17">равных векторов</text:span></text:p>
      <text:p text:style-name="P19"><text:soft-page-break/>Результат работы программы</text:p>
      <text:p text:style-name="P34">2 2 2</text:p>
      <text:p text:style-name="P34">0 0 0</text:p>
      <text:p text:style-name="P34">0</text:p>
      <text:p text:style-name="P34">1.73205</text:p>
      <text:p text:style-name="P34">1.73205</text:p>
      <text:p text:style-name="P34">Equal</text:p>
      <text:p text:style-name="P34">d(v1)=d(v2)</text:p>
      <text:p text:style-name="P34">0</text:p>
      <text:p text:style-name="P22"/>
      <text:list xml:id="list165208846231770" text:continue-numbering="true" text:style-name="WWNum2">
        <text:list-item>
          <text:p text:style-name="P44">Результаты выполнения тестов</text:p>
        </text:list-item>
      </text:list>
      <text:p text:style-name="P23">Все тесты успешно пройдены, программа выдаёт верные результаты, корректно обрабатывает время.</text:p>
      <text:p text:style-name="P3"/>
      <text:list xml:id="list165209232138425" text:continue-numbering="true" text:style-name="WWNum2">
        <text:list-item>
          <text:p text:style-name="P42">Листинг программы</text:p>
        </text:list-item>
      </text:list>
      <text:p text:style-name="P15"/>
      <text:p text:style-name="P17">main.cpp</text:p>
      <text:p text:style-name="P37"/>
      <text:p text:style-name="P39"/>
      <text:list xml:id="list2414224417" text:style-name="L1">
        <text:list-item>
          <text:p text:style-name="P49">#include&lt;iostream&gt;</text:p>
        </text:list-item>
        <text:list-item text:style-override="L5">
          <text:p text:style-name="P53">#include "Vector3D.h"</text:p>
        </text:list-item>
        <text:list-item text:style-override="L5">
          <text:p text:style-name="P53">#include &lt;iomanip&gt;</text:p>
        </text:list-item>
        <text:list-item text:style-override="L5">
          <text:p text:style-name="P59"> </text:p>
        </text:list-item>
        <text:list-item text:style-override="L5">
          <text:p text:style-name="P64"><text:span text:style-name="T10">int</text:span> main<text:span text:style-name="T4">()</text:span> <text:span text:style-name="T4">{</text:span></text:p>
        </text:list-item>
        <text:list-item text:style-override="L5">
          <text:p text:style-name="P59">    <text:span text:style-name="T11">int</text:span><text:span text:style-name="T18"> x1,x2,y1,y2,z1,z2</text:span><text:span text:style-name="T9">;</text:span></text:p>
        </text:list-item>
        <text:list-item text:style-override="L5">
          <text:p text:style-name="P59">    <text:span text:style-name="T29">//literal using</text:span></text:p>
        </text:list-item>
        <text:list-item text:style-override="L5">
          <text:p text:style-name="P59">    <text:span text:style-name="T18">Vector3D literal </text:span><text:span text:style-name="T7">=</text:span><text:span text:style-name="T18"> </text:span><text:span text:style-name="T30">3.0</text:span><text:span text:style-name="T18">_vect3D</text:span><text:span text:style-name="T9">;</text:span></text:p>
        </text:list-item>
        <text:list-item text:style-override="L5">
          <text:p text:style-name="P59"> </text:p>
        </text:list-item>
        <text:list-item text:style-override="L5">
          <text:p text:style-name="P59">    <text:span text:style-name="T18">std</text:span><text:span text:style-name="T9">::</text:span><text:span text:style-name="T20">cout</text:span><text:span text:style-name="T18">.</text:span><text:span text:style-name="T22">precision</text:span><text:span text:style-name="T5">(</text:span><text:span text:style-name="T20">6</text:span><text:span text:style-name="T5">)</text:span><text:span text:style-name="T9">;</text:span></text:p>
        </text:list-item>
        <text:list-item text:style-override="L5">
          <text:p text:style-name="P59">    <text:span text:style-name="T18">Vector3D vector1</text:span><text:span text:style-name="T9">;</text:span></text:p>
        </text:list-item>
        <text:list-item text:style-override="L5">
          <text:p text:style-name="P59">    <text:span text:style-name="T18">Vector3D vector2</text:span><text:span text:style-name="T9">;</text:span></text:p>
        </text:list-item>
        <text:list-item text:style-override="L5">
          <text:p text:style-name="P59">    <text:span text:style-name="T18">std</text:span><text:span text:style-name="T9">::</text:span><text:span text:style-name="T20">cin</text:span><text:span text:style-name="T18"> </text:span><text:span text:style-name="T7">&gt;&gt;</text:span><text:span text:style-name="T18"> vector1</text:span><text:span text:style-name="T9">;</text:span></text:p>
        </text:list-item>
        <text:list-item text:style-override="L5">
          <text:p text:style-name="P59">    <text:span text:style-name="T18">std</text:span><text:span text:style-name="T9">::</text:span><text:span text:style-name="T20">cin</text:span><text:span text:style-name="T18"> </text:span><text:span text:style-name="T7">&gt;&gt;</text:span><text:span text:style-name="T18"> vector2</text:span><text:span text:style-name="T9">;</text:span></text:p>
        </text:list-item>
        <text:list-item text:style-override="L5">
          <text:p text:style-name="P59">    <text:span text:style-name="T18">Vector3D result </text:span><text:span text:style-name="T7">=</text:span><text:span text:style-name="T18"> vector1</text:span><text:span text:style-name="T25">+</text:span><text:span text:style-name="T18">vector2</text:span><text:span text:style-name="T9">;</text:span></text:p>
        </text:list-item>
        <text:list-item text:style-override="L5">
          <text:p text:style-name="P59">    <text:span text:style-name="T18">std</text:span><text:span text:style-name="T9">::</text:span><text:span text:style-name="T20">cout</text:span><text:span text:style-name="T18"> </text:span><text:span text:style-name="T7">&lt;&lt;</text:span><text:span text:style-name="T18"> result </text:span><text:span text:style-name="T7">&lt;&lt;</text:span><text:span text:style-name="T18"> std</text:span><text:span text:style-name="T9">::</text:span><text:span text:style-name="T22">endl</text:span><text:span text:style-name="T9">;</text:span></text:p>
        </text:list-item>
        <text:list-item text:style-override="L5">
          <text:p text:style-name="P59">    <text:span text:style-name="T18">result </text:span><text:span text:style-name="T7">=</text:span><text:span text:style-name="T18"> vector1</text:span><text:span text:style-name="T25">-</text:span><text:span text:style-name="T18">vector2</text:span><text:span text:style-name="T9">;</text:span></text:p>
        </text:list-item>
        <text:list-item text:style-override="L5">
          <text:p text:style-name="P59">    <text:span text:style-name="T18">std</text:span><text:span text:style-name="T9">::</text:span><text:span text:style-name="T20">cout</text:span><text:span text:style-name="T18"> </text:span><text:span text:style-name="T7">&lt;&lt;</text:span><text:span text:style-name="T18"> result </text:span><text:span text:style-name="T7">&lt;&lt;</text:span><text:span text:style-name="T18">  std</text:span><text:span text:style-name="T9">::</text:span><text:span text:style-name="T22">endl</text:span><text:span text:style-name="T9">;</text:span></text:p>
        </text:list-item>
        <text:list-item text:style-override="L5">
          <text:p text:style-name="P59"><text:soft-page-break/>    <text:span text:style-name="T18">std</text:span><text:span text:style-name="T9">::</text:span><text:span text:style-name="T20">cout</text:span><text:span text:style-name="T18"> </text:span><text:span text:style-name="T7">&lt;&lt;</text:span><text:span text:style-name="T18"> vector1.</text:span><text:span text:style-name="T22">getAngle</text:span><text:span text:style-name="T5">(</text:span><text:span text:style-name="T18">vector2</text:span><text:span text:style-name="T5">)</text:span><text:span text:style-name="T18"> </text:span><text:span text:style-name="T7">&lt;&lt;</text:span><text:span text:style-name="T18">  std</text:span><text:span text:style-name="T9">::</text:span><text:span text:style-name="T22">endl</text:span><text:span text:style-name="T9">;</text:span></text:p>
        </text:list-item>
        <text:list-item text:style-override="L5">
          <text:p text:style-name="P59">    <text:span text:style-name="T18">std</text:span><text:span text:style-name="T9">::</text:span><text:span text:style-name="T20">cout</text:span><text:span text:style-name="T18"> </text:span><text:span text:style-name="T7">&lt;&lt;</text:span><text:span text:style-name="T18"> vector1.</text:span><text:span text:style-name="T22">getLength</text:span><text:span text:style-name="T5">()</text:span><text:span text:style-name="T18"> </text:span><text:span text:style-name="T7">&lt;&lt;</text:span><text:span text:style-name="T18">  std</text:span><text:span text:style-name="T9">::</text:span><text:span text:style-name="T22">endl</text:span><text:span text:style-name="T9">;</text:span></text:p>
        </text:list-item>
        <text:list-item text:style-override="L5">
          <text:p text:style-name="P59">    <text:span text:style-name="T18">std</text:span><text:span text:style-name="T9">::</text:span><text:span text:style-name="T20">cout</text:span><text:span text:style-name="T18"> </text:span><text:span text:style-name="T7">&lt;&lt;</text:span><text:span text:style-name="T18"> vector2.</text:span><text:span text:style-name="T22">getLength</text:span><text:span text:style-name="T5">()</text:span><text:span text:style-name="T18"> </text:span><text:span text:style-name="T7">&lt;&lt;</text:span><text:span text:style-name="T18">  std</text:span><text:span text:style-name="T9">::</text:span><text:span text:style-name="T22">endl</text:span><text:span text:style-name="T9">;</text:span></text:p>
        </text:list-item>
        <text:list-item text:style-override="L5">
          <text:p text:style-name="P59">        <text:span text:style-name="T11">if</text:span><text:span text:style-name="T18"> </text:span><text:span text:style-name="T5">(</text:span><text:span text:style-name="T18">vector1 </text:span><text:span text:style-name="T7">==</text:span><text:span text:style-name="T18"> vector2</text:span><text:span text:style-name="T5">)</text:span><text:span text:style-name="T18"> </text:span><text:span text:style-name="T5">{</text:span></text:p>
        </text:list-item>
        <text:list-item text:style-override="L5">
          <text:p text:style-name="P59">        <text:span text:style-name="T18">std</text:span><text:span text:style-name="T9">::</text:span><text:span text:style-name="T20">cout</text:span><text:span text:style-name="T18"> </text:span><text:span text:style-name="T7">&lt;&lt;</text:span><text:span text:style-name="T18"> </text:span><text:span text:style-name="T23">"Equal"</text:span><text:span text:style-name="T18"> </text:span><text:span text:style-name="T7">&lt;&lt;</text:span><text:span text:style-name="T18">  std</text:span><text:span text:style-name="T9">::</text:span><text:span text:style-name="T22">endl</text:span><text:span text:style-name="T9">;</text:span></text:p>
        </text:list-item>
        <text:list-item text:style-override="L5">
          <text:p text:style-name="P59">        <text:span text:style-name="T5">}</text:span><text:span text:style-name="T18"> </text:span><text:span text:style-name="T11">else</text:span><text:span text:style-name="T18"> </text:span><text:span text:style-name="T5">{</text:span></text:p>
        </text:list-item>
        <text:list-item text:style-override="L5">
          <text:p text:style-name="P59">            <text:span text:style-name="T18">std</text:span><text:span text:style-name="T9">::</text:span><text:span text:style-name="T20">cout</text:span><text:span text:style-name="T18"> </text:span><text:span text:style-name="T7">&lt;&lt;</text:span><text:span text:style-name="T18"> </text:span><text:span text:style-name="T23">"Not equal"</text:span><text:span text:style-name="T18"> </text:span><text:span text:style-name="T7">&lt;&lt;</text:span><text:span text:style-name="T18">  std</text:span><text:span text:style-name="T9">::</text:span><text:span text:style-name="T22">endl</text:span><text:span text:style-name="T9">;</text:span></text:p>
        </text:list-item>
        <text:list-item text:style-override="L5">
          <text:p text:style-name="P59">        <text:span text:style-name="T5">}</text:span></text:p>
        </text:list-item>
        <text:list-item text:style-override="L5">
          <text:p text:style-name="P59">        <text:span text:style-name="T11">if</text:span><text:span text:style-name="T18"> </text:span><text:span text:style-name="T5">(</text:span><text:span text:style-name="T25">!</text:span><text:span text:style-name="T5">(</text:span><text:span text:style-name="T18">vector1</text:span><text:span text:style-name="T7">&gt;</text:span><text:span text:style-name="T18">vector2</text:span><text:span text:style-name="T5">)</text:span><text:span text:style-name="T18"> </text:span><text:span text:style-name="T25">&amp;&amp;</text:span><text:span text:style-name="T18"> </text:span><text:span text:style-name="T25">!</text:span><text:span text:style-name="T5">(</text:span><text:span text:style-name="T18">vector1</text:span><text:span text:style-name="T7">&lt;</text:span><text:span text:style-name="T18">vector2</text:span><text:span text:style-name="T5">))</text:span><text:span text:style-name="T18"> </text:span><text:span text:style-name="T5">{</text:span></text:p>
        </text:list-item>
        <text:list-item text:style-override="L5">
          <text:p text:style-name="P59">            <text:span text:style-name="T18">std</text:span><text:span text:style-name="T9">::</text:span><text:span text:style-name="T20">cout</text:span><text:span text:style-name="T18"> </text:span><text:span text:style-name="T7">&lt;&lt;</text:span><text:span text:style-name="T18"> </text:span><text:span text:style-name="T23">"d(v1)=d(v2)"</text:span><text:span text:style-name="T18"> </text:span><text:span text:style-name="T7">&lt;&lt;</text:span><text:span text:style-name="T18">  std</text:span><text:span text:style-name="T9">::</text:span><text:span text:style-name="T22">endl</text:span><text:span text:style-name="T9">;</text:span></text:p>
        </text:list-item>
        <text:list-item text:style-override="L5">
          <text:p text:style-name="P59">        <text:span text:style-name="T5">}</text:span><text:span text:style-name="T18"> </text:span><text:span text:style-name="T11">else</text:span><text:span text:style-name="T18"> </text:span><text:span text:style-name="T5">{</text:span></text:p>
        </text:list-item>
        <text:list-item text:style-override="L5">
          <text:p text:style-name="P59">            <text:span text:style-name="T11">if</text:span><text:span text:style-name="T18"> </text:span><text:span text:style-name="T5">(</text:span><text:span text:style-name="T18">vector1</text:span><text:span text:style-name="T7">&gt;</text:span><text:span text:style-name="T18">vector2</text:span><text:span text:style-name="T5">)</text:span><text:span text:style-name="T18"> </text:span><text:span text:style-name="T5">{</text:span></text:p>
        </text:list-item>
        <text:list-item text:style-override="L5">
          <text:p text:style-name="P59">                <text:span text:style-name="T18">std</text:span><text:span text:style-name="T9">::</text:span><text:span text:style-name="T20">cout</text:span><text:span text:style-name="T18"> </text:span><text:span text:style-name="T7">&lt;&lt;</text:span><text:span text:style-name="T18"> </text:span><text:span text:style-name="T23">"d(v1)&gt;d(v2)"</text:span><text:span text:style-name="T18"> </text:span><text:span text:style-name="T7">&lt;&lt;</text:span><text:span text:style-name="T18">  std</text:span><text:span text:style-name="T9">::</text:span><text:span text:style-name="T22">endl</text:span><text:span text:style-name="T9">;</text:span></text:p>
        </text:list-item>
        <text:list-item text:style-override="L5">
          <text:p text:style-name="P59">            <text:span text:style-name="T5">}</text:span><text:span text:style-name="T18"> </text:span><text:span text:style-name="T11">else</text:span><text:span text:style-name="T18"> </text:span><text:span text:style-name="T5">{</text:span></text:p>
        </text:list-item>
        <text:list-item text:style-override="L5">
          <text:p text:style-name="P59">                <text:span text:style-name="T11">if</text:span><text:span text:style-name="T18"> </text:span><text:span text:style-name="T5">(</text:span><text:span text:style-name="T18">vector1</text:span><text:span text:style-name="T7">&lt;</text:span><text:span text:style-name="T18">vector2</text:span><text:span text:style-name="T5">)</text:span><text:span text:style-name="T18"> </text:span><text:span text:style-name="T5">{</text:span></text:p>
        </text:list-item>
        <text:list-item text:style-override="L5">
          <text:p text:style-name="P59">                    <text:span text:style-name="T18">std</text:span><text:span text:style-name="T9">::</text:span><text:span text:style-name="T20">cout</text:span><text:span text:style-name="T18"> </text:span><text:span text:style-name="T7">&lt;&lt;</text:span><text:span text:style-name="T18"> </text:span><text:span text:style-name="T23">"d(v1)&lt;d(v2)"</text:span><text:span text:style-name="T18"> </text:span><text:span text:style-name="T7">&lt;&lt;</text:span><text:span text:style-name="T18">  std</text:span><text:span text:style-name="T9">::</text:span><text:span text:style-name="T22">endl</text:span><text:span text:style-name="T9">;</text:span></text:p>
        </text:list-item>
        <text:list-item text:style-override="L5">
          <text:p text:style-name="P59">                <text:span text:style-name="T5">}</text:span><text:span text:style-name="T18">  </text:span></text:p>
        </text:list-item>
        <text:list-item text:style-override="L5">
          <text:p text:style-name="P59">            <text:span text:style-name="T5">}</text:span></text:p>
        </text:list-item>
        <text:list-item text:style-override="L5">
          <text:p text:style-name="P59">        <text:span text:style-name="T5">}</text:span></text:p>
        </text:list-item>
        <text:list-item text:style-override="L5">
          <text:p text:style-name="P59">         <text:span text:style-name="T18">std</text:span><text:span text:style-name="T9">::</text:span><text:span text:style-name="T20">cout</text:span><text:span text:style-name="T18"> </text:span><text:span text:style-name="T7">&lt;&lt;</text:span><text:span text:style-name="T18"> vector1.</text:span><text:span text:style-name="T22">crossProduct</text:span><text:span text:style-name="T5">(</text:span><text:span text:style-name="T18">vector2</text:span><text:span text:style-name="T5">)</text:span><text:span text:style-name="T18">.</text:span><text:span text:style-name="T22">getLength</text:span><text:span text:style-name="T5">()</text:span><text:span text:style-name="T18"> </text:span><text:span text:style-name="T7">&lt;&lt;</text:span><text:span text:style-name="T18">  std</text:span><text:span text:style-name="T9">::</text:span><text:span text:style-name="T22">endl</text:span><text:span text:style-name="T9">;</text:span></text:p>
        </text:list-item>
        <text:list-item text:style-override="L5">
          <text:p text:style-name="P59"> </text:p>
        </text:list-item>
        <text:list-item text:style-override="L5">
          <text:p text:style-name="P59">        <text:span text:style-name="T11">return</text:span><text:span text:style-name="T18"> </text:span><text:span text:style-name="T20">0</text:span><text:span text:style-name="T9">;</text:span></text:p>
        </text:list-item>
        <text:list-item text:style-override="L5">
          <text:p text:style-name="P67">}</text:p>
        </text:list-item>
        <text:list-item>
          <text:p text:style-name="P69"/>
        </text:list-item>
      </text:list>
      <text:p text:style-name="P37"/>
      <text:p text:style-name="P5"/>
      <text:p text:style-name="P37"/>
      <text:p text:style-name="P25"/>
      <text:p text:style-name="P31"><text:span text:style-name="T24">Vector3D</text:span><text:bookmark-start text:name="__DdeLink__2335_150959209"/>.h</text:p>
      <text:p text:style-name="P73"><text:bookmark-end text:name="__DdeLink__2335_150959209"/></text:p>
      <text:p text:style-name="P38"/>
      <text:list xml:id="list1705111855" text:style-name="L2">
        <text:list-item>
          <text:p text:style-name="P46"><text:span text:style-name="T9"/></text:p>
        </text:list-item>
      </text:list>
      <text:section text:style-name="Sect1" text:name="code_frame2">
        <text:section text:style-name="Sect2" text:name="code_frame">
          <text:p text:style-name="P47"/>
          <text:section text:style-name="Sect1" text:name="selectable">
            <text:list xml:id="list894166783" text:style-name="L12">
              <text:list-item>
                <text:p text:style-name="P71">#include &lt;iostream&gt;</text:p>
              </text:list-item>
              <text:list-item>
                <text:p text:style-name="P54">#include &lt;cmath&gt;</text:p>
              </text:list-item>
              <text:list-item>
                <text:p text:style-name="P60"> </text:p>
              </text:list-item>
              <text:list-item>
                <text:p text:style-name="P60"> </text:p>
              </text:list-item>
              <text:list-item>
                <text:p text:style-name="P65"><text:span text:style-name="T10">class</text:span> Vector3D</text:p>
              </text:list-item>
              <text:list-item>
                <text:p text:style-name="P68">{</text:p>
              </text:list-item>
              <text:list-item>
                <text:p text:style-name="P65"><text:span text:style-name="T10">private</text:span><text:span text:style-name="T8">:</text:span></text:p>
              </text:list-item>
              <text:list-item>
                <text:p text:style-name="P60">    <text:span text:style-name="T11">double</text:span><text:span text:style-name="T18"> x</text:span><text:span text:style-name="T9">;</text:span></text:p>
              </text:list-item>
              <text:list-item>
                <text:p text:style-name="P60">    <text:span text:style-name="T11">double</text:span><text:span text:style-name="T18"> y</text:span><text:span text:style-name="T9">;</text:span></text:p>
              </text:list-item>
              <text:list-item>
                <text:p text:style-name="P60">    <text:span text:style-name="T11">double</text:span><text:span text:style-name="T18"> z</text:span><text:span text:style-name="T9">;</text:span></text:p>
              </text:list-item>
              <text:list-item>
                <text:p text:style-name="P60"> </text:p>
              </text:list-item>
              <text:list-item>
                <text:p text:style-name="P60"> <text:span text:style-name="T11">public</text:span><text:span text:style-name="T9">:</text:span></text:p>
              </text:list-item>
              <text:list-item>
                <text:p text:style-name="P60">    <text:span text:style-name="T18">Vector3D</text:span><text:span text:style-name="T5">(</text:span><text:span text:style-name="T11">double</text:span><text:span text:style-name="T18"> x,</text:span><text:span text:style-name="T11">double</text:span><text:span text:style-name="T18"> y,</text:span><text:span text:style-name="T11">double</text:span><text:span text:style-name="T18"> z</text:span><text:span text:style-name="T5">)</text:span><text:span text:style-name="T9">;</text:span></text:p>
              </text:list-item>
              <text:list-item>
                <text:p text:style-name="P60">    <text:span text:style-name="T18">Vector3D</text:span><text:span text:style-name="T5">()</text:span><text:span text:style-name="T9">;</text:span></text:p>
              </text:list-item>
              <text:list-item>
                <text:p text:style-name="P60">    <text:span text:style-name="T11">friend</text:span><text:span text:style-name="T18"> Vector3D operator</text:span><text:span text:style-name="T25">+</text:span><text:span text:style-name="T5">(</text:span><text:span text:style-name="T11">const</text:span><text:span text:style-name="T18"> Vector3D</text:span><text:span text:style-name="T25">&amp;</text:span><text:span text:style-name="T18"> left, </text:span><text:span text:style-name="T11">const</text:span><text:span text:style-name="T18"> Vector3D</text:span><text:span text:style-name="T25">&amp;</text:span><text:span text:style-name="T18"> right</text:span><text:span text:style-name="T5">)</text:span><text:span text:style-name="T9">;</text:span></text:p>
              </text:list-item>
              <text:list-item>
                <text:p text:style-name="P60">    <text:span text:style-name="T11">friend</text:span><text:span text:style-name="T18"> Vector3D operator</text:span><text:span text:style-name="T25">*</text:span><text:span text:style-name="T5">(</text:span><text:span text:style-name="T11">const</text:span><text:span text:style-name="T18"> Vector3D</text:span><text:span text:style-name="T25">&amp;</text:span><text:span text:style-name="T18"> left, </text:span><text:span text:style-name="T11">const</text:span><text:span text:style-name="T18"> </text:span><text:span text:style-name="T11">double</text:span><text:span text:style-name="T18"> right</text:span><text:span text:style-name="T5">)</text:span><text:span text:style-name="T9">;</text:span></text:p>
              </text:list-item>
              <text:list-item>
                <text:p text:style-name="P60">    <text:span text:style-name="T11">friend</text:span><text:span text:style-name="T18"> std</text:span><text:span text:style-name="T9">::</text:span><text:span text:style-name="T22">ostream</text:span><text:span text:style-name="T25">&amp;</text:span><text:span text:style-name="T18"> operator</text:span><text:span text:style-name="T7">&lt;&lt;</text:span><text:span text:style-name="T18"> </text:span><text:span text:style-name="T5">(</text:span><text:span text:style-name="T18">std</text:span><text:span text:style-name="T9">::</text:span><text:span text:style-name="T22">ostream</text:span><text:span text:style-name="T18"> </text:span><text:span text:style-name="T25">&amp;</text:span><text:span text:style-name="T18">out, </text:span><text:span text:style-name="T11">const</text:span><text:span text:style-name="T18"> Vector3D </text:span><text:span text:style-name="T25">&amp;</text:span><text:span text:style-name="T18">vector</text:span><text:span text:style-name="T5">)</text:span><text:span text:style-name="T9">;</text:span></text:p>
              </text:list-item>
              <text:list-item>
                <text:p text:style-name="P60">    <text:span text:style-name="T11">friend</text:span><text:span text:style-name="T18"> Vector3D operator</text:span><text:span text:style-name="T25">-</text:span><text:span text:style-name="T5">(</text:span><text:span text:style-name="T11">const</text:span><text:span text:style-name="T18"> Vector3D</text:span><text:span text:style-name="T25">&amp;</text:span><text:span text:style-name="T18"> left, </text:span><text:span text:style-name="T11">const</text:span><text:span text:style-name="T18"> Vector3D</text:span><text:span text:style-name="T25">&amp;</text:span><text:span text:style-name="T18"> right</text:span><text:span text:style-name="T5">)</text:span><text:span text:style-name="T9">;</text:span></text:p>
              </text:list-item>
              <text:list-item>
                <text:p text:style-name="P60">    <text:span text:style-name="T11">friend</text:span><text:span text:style-name="T18"> </text:span><text:span text:style-name="T11">bool</text:span><text:span text:style-name="T18"> operator</text:span><text:span text:style-name="T7">&gt;</text:span><text:span text:style-name="T5">(</text:span><text:span text:style-name="T11">const</text:span><text:span text:style-name="T18"> Vector3D</text:span><text:span text:style-name="T25">&amp;</text:span><text:span text:style-name="T18"> left, </text:span><text:span text:style-name="T11">const</text:span><text:span text:style-name="T18"> Vector3D</text:span><text:span text:style-name="T25">&amp;</text:span><text:span text:style-name="T18"> right</text:span><text:span text:style-name="T5">)</text:span><text:span text:style-name="T9">;</text:span></text:p>
              </text:list-item>
              <text:list-item>
                <text:p text:style-name="P60">    <text:span text:style-name="T11">friend</text:span><text:span text:style-name="T18"> std</text:span><text:span text:style-name="T9">::</text:span><text:span text:style-name="T22">istream</text:span><text:span text:style-name="T25">&amp;</text:span><text:span text:style-name="T18"> operator</text:span><text:span text:style-name="T7">&gt;&gt;</text:span><text:span text:style-name="T18"> </text:span><text:span text:style-name="T5">(</text:span><text:span text:style-name="T18">std</text:span><text:span text:style-name="T9">::</text:span><text:span text:style-name="T22">istream</text:span><text:span text:style-name="T18"> </text:span><text:span text:style-name="T25">&amp;</text:span><text:span text:style-name="T18">in, Vector3D </text:span><text:span text:style-name="T25">&amp;</text:span><text:span text:style-name="T18">vector</text:span><text:span text:style-name="T5">)</text:span><text:span text:style-name="T9">;</text:span></text:p>
              </text:list-item>
              <text:list-item>
                <text:p text:style-name="P60">    <text:span text:style-name="T11">friend</text:span><text:span text:style-name="T18"> </text:span><text:span text:style-name="T11">bool</text:span><text:span text:style-name="T18"> operator</text:span><text:span text:style-name="T7">&lt;</text:span><text:span text:style-name="T5">(</text:span><text:span text:style-name="T11">const</text:span><text:span text:style-name="T18"> Vector3D</text:span><text:span text:style-name="T25">&amp;</text:span><text:span text:style-name="T18"> left, </text:span><text:span text:style-name="T11">const</text:span><text:span text:style-name="T18"> Vector3D</text:span><text:span text:style-name="T25">&amp;</text:span><text:span text:style-name="T18"> right</text:span><text:span text:style-name="T5">)</text:span><text:span text:style-name="T9">;</text:span></text:p>
              </text:list-item>
              <text:list-item>
                <text:p text:style-name="P60">    <text:span text:style-name="T11">friend</text:span><text:span text:style-name="T18"> </text:span><text:span text:style-name="T11">bool</text:span><text:span text:style-name="T18"> operator</text:span><text:span text:style-name="T7">==</text:span><text:span text:style-name="T5">(</text:span><text:span text:style-name="T11">const</text:span><text:span text:style-name="T18"> Vector3D</text:span><text:span text:style-name="T25">&amp;</text:span><text:span text:style-name="T18"> left, </text:span><text:span text:style-name="T11">const</text:span><text:span text:style-name="T18"> Vector3D</text:span><text:span text:style-name="T25">&amp;</text:span><text:span text:style-name="T18"> right</text:span><text:span text:style-name="T5">)</text:span><text:span text:style-name="T9">;</text:span></text:p>
              </text:list-item>
              <text:list-item>
                <text:p text:style-name="P60">    <text:span text:style-name="T18">Vector3D crossProduct</text:span><text:span text:style-name="T5">(</text:span><text:span text:style-name="T11">const</text:span><text:span text:style-name="T18"> Vector3D</text:span><text:span text:style-name="T25">&amp;</text:span><text:span text:style-name="T18"> vector</text:span><text:span text:style-name="T5">)</text:span><text:span text:style-name="T9">;</text:span></text:p>
              </text:list-item>
              <text:list-item>
                <text:p text:style-name="P60">    <text:span text:style-name="T11">void</text:span><text:span text:style-name="T18"> lambdaProduct</text:span><text:span text:style-name="T5">(</text:span><text:span text:style-name="T11">double</text:span><text:span text:style-name="T18"> lambda</text:span><text:span text:style-name="T5">)</text:span><text:span text:style-name="T9">;</text:span></text:p>
              </text:list-item>
              <text:list-item>
                <text:p text:style-name="P60">    <text:span text:style-name="T11">double</text:span><text:span text:style-name="T18"> scalarProduct</text:span><text:span text:style-name="T5">(</text:span><text:span text:style-name="T11">const</text:span><text:span text:style-name="T18"> Vector3D</text:span><text:span text:style-name="T25">&amp;</text:span><text:span text:style-name="T18"> vector</text:span><text:span text:style-name="T5">)</text:span><text:span text:style-name="T9">;</text:span></text:p>
              </text:list-item>
              <text:list-item>
                <text:p text:style-name="P60">    <text:span text:style-name="T11">const</text:span><text:span text:style-name="T18"> </text:span><text:span text:style-name="T11">double</text:span><text:span text:style-name="T18"> getLength</text:span><text:span text:style-name="T5">()</text:span><text:span text:style-name="T18"> </text:span><text:span text:style-name="T11">const</text:span><text:span text:style-name="T18"> </text:span><text:span text:style-name="T9">;</text:span></text:p>
              </text:list-item>
              <text:list-item>
                <text:p text:style-name="P60">    <text:span text:style-name="T11">double</text:span><text:span text:style-name="T18"> getAngle</text:span><text:span text:style-name="T5">(</text:span><text:span text:style-name="T18"> Vector3D</text:span><text:span text:style-name="T25">&amp;</text:span><text:span text:style-name="T18"> vector</text:span><text:span text:style-name="T5">)</text:span><text:span text:style-name="T9">;</text:span></text:p>
              </text:list-item>
              <text:list-item>
                <text:p text:style-name="P60">    <text:span text:style-name="T11">double</text:span><text:span text:style-name="T18"> getX</text:span><text:span text:style-name="T5">()</text:span><text:span text:style-name="T9">;</text:span></text:p>
              </text:list-item>
              <text:list-item>
                <text:p text:style-name="P60">    <text:span text:style-name="T11">double</text:span><text:span text:style-name="T18"> getY</text:span><text:span text:style-name="T5">()</text:span><text:span text:style-name="T9">;</text:span></text:p>
              </text:list-item>
              <text:list-item>
                <text:p text:style-name="P60">    <text:span text:style-name="T11">double</text:span><text:span text:style-name="T18"> getZ</text:span><text:span text:style-name="T5">()</text:span><text:span text:style-name="T9">;</text:span></text:p>
              </text:list-item>
              <text:list-item>
                <text:p text:style-name="P60"> </text:p>
              </text:list-item>
              <text:list-item>
                <text:p text:style-name="P65"><text:span text:style-name="T4">}</text:span><text:span text:style-name="T8">;</text:span></text:p>
              </text:list-item>
              <text:list-item>
                <text:p text:style-name="P72"><text:span text:style-name="T34">    </text:span><text:span text:style-name="T35">Vector3D operator</text:span><text:span text:style-name="T36">""</text:span><text:span text:style-name="T35">_vect3D</text:span><text:span text:style-name="T37">(</text:span><text:span text:style-name="T38">long</text:span><text:span text:style-name="T35"> </text:span><text:span text:style-name="T38">double</text:span><text:span text:style-name="T35"> n</text:span><text:span text:style-name="T37">)</text:span><text:span text:style-name="T32">;</text:span><text:span text:style-name="T9"><text:line-break/></text:span></text:p>
              </text:list-item>
            </text:list>
          </text:section>
        </text:section>
      </text:section>
      <text:p text:style-name="P38"/>
      <text:p text:style-name="P38"/>
      <text:p text:style-name="P24"/>
      <text:p text:style-name="P26"/>
      <text:p text:style-name="P4"><text:span text:style-name="T26">Vector3D</text:span>.cpp</text:p>
      <text:p text:style-name="P27"/>
      <text:list xml:id="list1531336878" text:style-name="L3">
        <text:list-header>
          <text:p text:style-name="P70"><text:soft-page-break/></text:p>
        </text:list-header>
        <text:list-item text:style-override="L4">
          <text:p text:style-name="P57"> <text:span text:style-name="T6">#include "Vector3D.h"</text:span></text:p>
        </text:list-item>
        <text:list-item text:style-override="L4">
          <text:p text:style-name="P52">#include &lt;iostream&gt;</text:p>
        </text:list-item>
        <text:list-item text:style-override="L4">
          <text:p text:style-name="P52">#include &lt;cmath&gt;</text:p>
        </text:list-item>
        <text:list-item text:style-override="L4">
          <text:p text:style-name="P58"> </text:p>
        </text:list-item>
        <text:list-item text:style-override="L4">
          <text:p text:style-name="P58"> </text:p>
        </text:list-item>
        <text:list-item text:style-override="L4">
          <text:p text:style-name="P63">Vector3D<text:span text:style-name="T8">::</text:span><text:span text:style-name="T21">Vector3D</text:span><text:span text:style-name="T4">(</text:span><text:span text:style-name="T10">double</text:span> x,<text:span text:style-name="T10">double</text:span> y,<text:span text:style-name="T10">double</text:span> z<text:span text:style-name="T4">)</text:span></text:p>
        </text:list-item>
        <text:list-item text:style-override="L4">
          <text:p text:style-name="P63"><text:span text:style-name="T8">:</text:span> x<text:span text:style-name="T4">(</text:span>x<text:span text:style-name="T4">)</text:span>, y<text:span text:style-name="T4">(</text:span>y<text:span text:style-name="T4">)</text:span>,z<text:span text:style-name="T4">(</text:span>z<text:span text:style-name="T4">)</text:span> <text:span text:style-name="T4">{}</text:span></text:p>
        </text:list-item>
        <text:list-item text:style-override="L4">
          <text:p text:style-name="P58">      <text:span text:style-name="T18">Vector3D</text:span><text:span text:style-name="T9">::</text:span><text:span text:style-name="T22">Vector3D</text:span><text:span text:style-name="T5">()</text:span></text:p>
        </text:list-item>
        <text:list-item text:style-override="L4">
          <text:p text:style-name="P63"><text:span text:style-name="T8">:</text:span> x<text:span text:style-name="T4">(</text:span><text:span text:style-name="T19">0</text:span><text:span text:style-name="T4">)</text:span>, y<text:span text:style-name="T4">(</text:span><text:span text:style-name="T19">0</text:span><text:span text:style-name="T4">)</text:span>,z<text:span text:style-name="T4">(</text:span><text:span text:style-name="T19">0</text:span><text:span text:style-name="T4">)</text:span> <text:span text:style-name="T4">{}</text:span></text:p>
        </text:list-item>
        <text:list-item text:style-override="L4">
          <text:p text:style-name="P58">    <text:span text:style-name="T18">Vector3D operator</text:span><text:span text:style-name="T25">+</text:span><text:span text:style-name="T5">(</text:span><text:span text:style-name="T11">const</text:span><text:span text:style-name="T18"> Vector3D</text:span><text:span text:style-name="T25">&amp;</text:span><text:span text:style-name="T18"> left, </text:span><text:span text:style-name="T11">const</text:span><text:span text:style-name="T18"> Vector3D</text:span><text:span text:style-name="T25">&amp;</text:span><text:span text:style-name="T18"> right</text:span><text:span text:style-name="T5">)</text:span><text:span text:style-name="T18"> </text:span><text:span text:style-name="T5">{</text:span></text:p>
        </text:list-item>
        <text:list-item text:style-override="L4">
          <text:p text:style-name="P58">        <text:span text:style-name="T18">Vector3D result</text:span><text:span text:style-name="T9">;</text:span></text:p>
        </text:list-item>
        <text:list-item text:style-override="L4">
          <text:p text:style-name="P58">        <text:span text:style-name="T18">result.</text:span><text:span text:style-name="T22">x</text:span><text:span text:style-name="T18"> </text:span><text:span text:style-name="T7">=</text:span><text:span text:style-name="T18"> left.</text:span><text:span text:style-name="T22">x</text:span><text:span text:style-name="T25">+</text:span><text:span text:style-name="T18">right.</text:span><text:span text:style-name="T22">x</text:span><text:span text:style-name="T9">;</text:span></text:p>
        </text:list-item>
        <text:list-item text:style-override="L4">
          <text:p text:style-name="P58">        <text:span text:style-name="T18">result.</text:span><text:span text:style-name="T22">y</text:span><text:span text:style-name="T18"> </text:span><text:span text:style-name="T7">=</text:span><text:span text:style-name="T18"> left.</text:span><text:span text:style-name="T22">y</text:span><text:span text:style-name="T25">+</text:span><text:span text:style-name="T18">right.</text:span><text:span text:style-name="T22">y</text:span><text:span text:style-name="T9">;</text:span></text:p>
        </text:list-item>
        <text:list-item text:style-override="L4">
          <text:p text:style-name="P58">        <text:span text:style-name="T18">result.</text:span><text:span text:style-name="T22">z</text:span><text:span text:style-name="T18"> </text:span><text:span text:style-name="T7">=</text:span><text:span text:style-name="T18"> left.</text:span><text:span text:style-name="T22">z</text:span><text:span text:style-name="T25">+</text:span><text:span text:style-name="T18">right.</text:span><text:span text:style-name="T22">z</text:span><text:span text:style-name="T9">;</text:span></text:p>
        </text:list-item>
        <text:list-item text:style-override="L4">
          <text:p text:style-name="P58"> </text:p>
        </text:list-item>
        <text:list-item text:style-override="L4">
          <text:p text:style-name="P58">        <text:span text:style-name="T11">return</text:span><text:span text:style-name="T18"> result</text:span><text:span text:style-name="T9">;</text:span></text:p>
        </text:list-item>
        <text:list-item text:style-override="L4">
          <text:p text:style-name="P58">    <text:span text:style-name="T5">}</text:span></text:p>
        </text:list-item>
        <text:list-item text:style-override="L4">
          <text:p text:style-name="P58">    <text:span text:style-name="T18">Vector3D operator</text:span><text:span text:style-name="T25">-</text:span><text:span text:style-name="T5">(</text:span><text:span text:style-name="T11">const</text:span><text:span text:style-name="T18"> Vector3D</text:span><text:span text:style-name="T25">&amp;</text:span><text:span text:style-name="T18"> left, </text:span><text:span text:style-name="T11">const</text:span><text:span text:style-name="T18"> Vector3D</text:span><text:span text:style-name="T25">&amp;</text:span><text:span text:style-name="T18"> right</text:span><text:span text:style-name="T5">)</text:span><text:span text:style-name="T18"> </text:span><text:span text:style-name="T5">{</text:span></text:p>
        </text:list-item>
        <text:list-item text:style-override="L4">
          <text:p text:style-name="P58">        <text:span text:style-name="T18">Vector3D result</text:span><text:span text:style-name="T9">;</text:span></text:p>
        </text:list-item>
        <text:list-item text:style-override="L4">
          <text:p text:style-name="P58">        <text:span text:style-name="T18">result.</text:span><text:span text:style-name="T22">x</text:span><text:span text:style-name="T18"> </text:span><text:span text:style-name="T7">=</text:span><text:span text:style-name="T18"> left.</text:span><text:span text:style-name="T22">x</text:span><text:span text:style-name="T25">-</text:span><text:span text:style-name="T18">right.</text:span><text:span text:style-name="T22">x</text:span><text:span text:style-name="T9">;</text:span></text:p>
        </text:list-item>
        <text:list-item text:style-override="L4">
          <text:p text:style-name="P58">        <text:span text:style-name="T18">result.</text:span><text:span text:style-name="T22">y</text:span><text:span text:style-name="T18"> </text:span><text:span text:style-name="T7">=</text:span><text:span text:style-name="T18"> left.</text:span><text:span text:style-name="T22">y</text:span><text:span text:style-name="T25">-</text:span><text:span text:style-name="T18">right.</text:span><text:span text:style-name="T22">y</text:span><text:span text:style-name="T9">;</text:span></text:p>
        </text:list-item>
        <text:list-item text:style-override="L4">
          <text:p text:style-name="P58">        <text:span text:style-name="T18">result.</text:span><text:span text:style-name="T22">z</text:span><text:span text:style-name="T18"> </text:span><text:span text:style-name="T7">=</text:span><text:span text:style-name="T18"> left.</text:span><text:span text:style-name="T22">z</text:span><text:span text:style-name="T25">-</text:span><text:span text:style-name="T18">right.</text:span><text:span text:style-name="T22">z</text:span><text:span text:style-name="T9">;</text:span></text:p>
        </text:list-item>
        <text:list-item text:style-override="L4">
          <text:p text:style-name="P58"> </text:p>
        </text:list-item>
        <text:list-item text:style-override="L4">
          <text:p text:style-name="P58">        <text:span text:style-name="T11">return</text:span><text:span text:style-name="T18"> result</text:span><text:span text:style-name="T9">;</text:span></text:p>
        </text:list-item>
        <text:list-item text:style-override="L4">
          <text:p text:style-name="P58">    <text:span text:style-name="T5">}</text:span></text:p>
        </text:list-item>
        <text:list-item text:style-override="L4">
          <text:p text:style-name="P58">    <text:span text:style-name="T11">bool</text:span><text:span text:style-name="T18"> operator</text:span><text:span text:style-name="T7">&gt;</text:span><text:span text:style-name="T5">(</text:span><text:span text:style-name="T11">const</text:span><text:span text:style-name="T18"> Vector3D</text:span><text:span text:style-name="T25">&amp;</text:span><text:span text:style-name="T18"> left, </text:span><text:span text:style-name="T11">const</text:span><text:span text:style-name="T18"> Vector3D</text:span><text:span text:style-name="T25">&amp;</text:span><text:span text:style-name="T18"> right</text:span><text:span text:style-name="T5">)</text:span><text:span text:style-name="T18"> </text:span><text:span text:style-name="T5">{</text:span></text:p>
        </text:list-item>
        <text:list-item text:style-override="L4">
          <text:p text:style-name="P58">        <text:span text:style-name="T11">return</text:span><text:span text:style-name="T18"> left.</text:span><text:span text:style-name="T22">getLength</text:span><text:span text:style-name="T5">()</text:span><text:span text:style-name="T7">&gt;</text:span><text:span text:style-name="T18">right.</text:span><text:span text:style-name="T22">getLength</text:span><text:span text:style-name="T5">()</text:span><text:span text:style-name="T9">;</text:span></text:p>
        </text:list-item>
        <text:list-item text:style-override="L4">
          <text:p text:style-name="P58">    <text:span text:style-name="T5">}</text:span></text:p>
        </text:list-item>
        <text:list-item text:style-override="L4">
          <text:p text:style-name="P58">    <text:span text:style-name="T11">bool</text:span><text:span text:style-name="T18"> operator</text:span><text:span text:style-name="T7">&lt;</text:span><text:span text:style-name="T5">(</text:span><text:span text:style-name="T11">const</text:span><text:span text:style-name="T18"> Vector3D</text:span><text:span text:style-name="T25">&amp;</text:span><text:span text:style-name="T18"> left, </text:span><text:span text:style-name="T11">const</text:span><text:span text:style-name="T18"> Vector3D</text:span><text:span text:style-name="T25">&amp;</text:span><text:span text:style-name="T18"> right</text:span><text:span text:style-name="T5">)</text:span><text:span text:style-name="T18"> </text:span><text:span text:style-name="T5">{</text:span></text:p>
        </text:list-item>
        <text:list-item text:style-override="L4">
          <text:p text:style-name="P58">        <text:span text:style-name="T11">return</text:span><text:span text:style-name="T18"> left.</text:span><text:span text:style-name="T22">getLength</text:span><text:span text:style-name="T5">()</text:span><text:span text:style-name="T7">&lt;</text:span><text:span text:style-name="T18">right.</text:span><text:span text:style-name="T22">getLength</text:span><text:span text:style-name="T5">()</text:span><text:span text:style-name="T9">;</text:span></text:p>
        </text:list-item>
        <text:list-item text:style-override="L4">
          <text:p text:style-name="P58">    <text:span text:style-name="T5">}</text:span></text:p>
        </text:list-item>
        <text:list-item text:style-override="L4">
          <text:p text:style-name="P58">    <text:span text:style-name="T11">bool</text:span><text:span text:style-name="T18"> operator</text:span><text:span text:style-name="T7">==</text:span><text:span text:style-name="T5">(</text:span><text:span text:style-name="T11">const</text:span><text:span text:style-name="T18"> Vector3D</text:span><text:span text:style-name="T25">&amp;</text:span><text:span text:style-name="T18"> left, </text:span><text:span text:style-name="T11">const</text:span><text:span text:style-name="T18"> Vector3D</text:span><text:span text:style-name="T25">&amp;</text:span><text:span text:style-name="T18"> right</text:span><text:span text:style-name="T5">)</text:span><text:span text:style-name="T18"> </text:span><text:span text:style-name="T5">{</text:span></text:p>
        </text:list-item>
        <text:list-item text:style-override="L4">
          <text:p text:style-name="P58">        <text:span text:style-name="T11">return</text:span><text:span text:style-name="T18"> </text:span><text:span text:style-name="T5">(</text:span><text:span text:style-name="T18">left.</text:span><text:span text:style-name="T22">x</text:span><text:span text:style-name="T7">==</text:span><text:span text:style-name="T18">right.</text:span><text:span text:style-name="T22">x</text:span><text:span text:style-name="T18"> </text:span><text:span text:style-name="T25">&amp;&amp;</text:span><text:span text:style-name="T18"> left.</text:span><text:span text:style-name="T22">y</text:span><text:span text:style-name="T7">==</text:span><text:span text:style-name="T18">right.</text:span><text:span text:style-name="T22">y</text:span><text:span text:style-name="T18"> </text:span><text:span text:style-name="T25">&amp;&amp;</text:span><text:span text:style-name="T18"> left.</text:span><text:span text:style-name="T22">z</text:span><text:span text:style-name="T7">==</text:span><text:span text:style-name="T18">right.</text:span><text:span text:style-name="T22">z</text:span><text:span text:style-name="T5">)</text:span><text:span text:style-name="T9">;</text:span></text:p>
        </text:list-item>
        <text:list-item text:style-override="L4">
          <text:p text:style-name="P58">    <text:span text:style-name="T5">}</text:span></text:p>
        </text:list-item>
        <text:list-item text:style-override="L4">
          <text:p text:style-name="P58">     <text:span text:style-name="T18">Vector3D Vector3D</text:span><text:span text:style-name="T9">::</text:span><text:span text:style-name="T22">crossProduct</text:span><text:span text:style-name="T5">(</text:span><text:span text:style-name="T11">const</text:span><text:span text:style-name="T18"> Vector3D</text:span><text:span text:style-name="T25">&amp;</text:span><text:span text:style-name="T18"> vector</text:span><text:span text:style-name="T5">)</text:span><text:span text:style-name="T18"> </text:span><text:span text:style-name="T5">{</text:span></text:p>
        </text:list-item>
        <text:list-item text:style-override="L4">
          <text:p text:style-name="P58">        <text:span text:style-name="T18">Vector3D result</text:span><text:span text:style-name="T9">;</text:span></text:p>
        </text:list-item>
        <text:list-item text:style-override="L4">
          <text:p text:style-name="P58">        <text:span text:style-name="T18">result.</text:span><text:span text:style-name="T22">x</text:span><text:span text:style-name="T18"> </text:span><text:span text:style-name="T7">=</text:span><text:span text:style-name="T18"> this</text:span><text:span text:style-name="T25">-</text:span><text:span text:style-name="T7">&gt;</text:span><text:span text:style-name="T18">y</text:span><text:span text:style-name="T25">*</text:span><text:span text:style-name="T18">vector.</text:span><text:span text:style-name="T22">z</text:span><text:span text:style-name="T25">-</text:span><text:span text:style-name="T18">this</text:span><text:span text:style-name="T25">-</text:span><text:span text:style-name="T7">&gt;</text:span><text:span text:style-name="T18">z</text:span><text:span text:style-name="T25">*</text:span><text:span text:style-name="T18">vector.</text:span><text:span text:style-name="T22">y</text:span><text:span text:style-name="T9">;</text:span></text:p>
        </text:list-item>
        <text:list-item text:style-override="L4">
          <text:p text:style-name="P58">        <text:span text:style-name="T18">result.</text:span><text:span text:style-name="T22">y</text:span><text:span text:style-name="T18"> </text:span><text:span text:style-name="T7">=</text:span><text:span text:style-name="T18"> this</text:span><text:span text:style-name="T25">-</text:span><text:span text:style-name="T7">&gt;</text:span><text:span text:style-name="T18">z</text:span><text:span text:style-name="T25">*</text:span><text:span text:style-name="T18">vector.</text:span><text:span text:style-name="T22">x</text:span><text:span text:style-name="T25">-</text:span><text:span text:style-name="T18">this</text:span><text:span text:style-name="T25">-</text:span><text:span text:style-name="T7">&gt;</text:span><text:span text:style-name="T18">x</text:span><text:span text:style-name="T25">*</text:span><text:span text:style-name="T18">vector.</text:span><text:span text:style-name="T22">z</text:span><text:span text:style-name="T9">;</text:span></text:p>
        </text:list-item>
        <text:list-item text:style-override="L4">
          <text:p text:style-name="P58">        <text:span text:style-name="T18">result.</text:span><text:span text:style-name="T22">z</text:span><text:span text:style-name="T18"> </text:span><text:span text:style-name="T7">=</text:span><text:span text:style-name="T18"> this</text:span><text:span text:style-name="T25">-</text:span><text:span text:style-name="T7">&gt;</text:span><text:span text:style-name="T18">x</text:span><text:span text:style-name="T25">*</text:span><text:span text:style-name="T18">vector.</text:span><text:span text:style-name="T22">y</text:span><text:span text:style-name="T25">-</text:span><text:span text:style-name="T18">this</text:span><text:span text:style-name="T25">-</text:span><text:span text:style-name="T7">&gt;</text:span><text:span text:style-name="T18">y</text:span><text:span text:style-name="T25">*</text:span><text:span text:style-name="T18">vector.</text:span><text:span text:style-name="T22">x</text:span><text:span text:style-name="T9">;</text:span></text:p>
        </text:list-item>
        <text:list-item text:style-override="L4">
          <text:p text:style-name="P58"> </text:p>
        </text:list-item>
        <text:list-item text:style-override="L4">
          <text:p text:style-name="P58">        <text:span text:style-name="T11">return</text:span><text:span text:style-name="T18"> result</text:span><text:span text:style-name="T9">;</text:span></text:p>
        </text:list-item>
        <text:list-item text:style-override="L4">
          <text:p text:style-name="P58">    <text:span text:style-name="T5">}</text:span></text:p>
        </text:list-item>
        <text:list-item text:style-override="L4">
          <text:p text:style-name="P58">    <text:span text:style-name="T11">void</text:span><text:span text:style-name="T18"> Vector3D</text:span><text:span text:style-name="T9">::</text:span><text:span text:style-name="T22">lambdaProduct</text:span><text:span text:style-name="T5">(</text:span><text:span text:style-name="T11">double</text:span><text:span text:style-name="T18"> lambda</text:span><text:span text:style-name="T5">)</text:span><text:span text:style-name="T18"> </text:span><text:span text:style-name="T5">{</text:span></text:p>
        </text:list-item>
        <text:list-item text:style-override="L4">
          <text:p text:style-name="P58">        <text:span text:style-name="T18">this</text:span><text:span text:style-name="T25">-</text:span><text:span text:style-name="T7">&gt;</text:span><text:span text:style-name="T18">x</text:span><text:span text:style-name="T25">*</text:span><text:span text:style-name="T7">=</text:span><text:span text:style-name="T18">lambda</text:span><text:span text:style-name="T9">;</text:span></text:p>
        </text:list-item>
        <text:list-item text:style-override="L4">
          <text:p text:style-name="P58">        <text:span text:style-name="T18">this</text:span><text:span text:style-name="T25">-</text:span><text:span text:style-name="T7">&gt;</text:span><text:span text:style-name="T18">y</text:span><text:span text:style-name="T25">*</text:span><text:span text:style-name="T7">=</text:span><text:span text:style-name="T18">lambda</text:span><text:span text:style-name="T9">;</text:span></text:p>
        </text:list-item>
        <text:list-item text:style-override="L4">
          <text:p text:style-name="P58">        <text:span text:style-name="T18">this</text:span><text:span text:style-name="T25">-</text:span><text:span text:style-name="T7">&gt;</text:span><text:span text:style-name="T18">z</text:span><text:span text:style-name="T25">*</text:span><text:span text:style-name="T7">=</text:span><text:span text:style-name="T18">lambda</text:span><text:span text:style-name="T9">;</text:span></text:p>
        </text:list-item>
        <text:list-item text:style-override="L4">
          <text:p text:style-name="P58"> </text:p>
        </text:list-item>
        <text:list-item text:style-override="L4">
          <text:p text:style-name="P58">    <text:span text:style-name="T5">}</text:span></text:p>
        </text:list-item>
        <text:list-item text:style-override="L4">
          <text:p text:style-name="P58"><text:soft-page-break/>    <text:span text:style-name="T11">double</text:span><text:span text:style-name="T18"> Vector3D</text:span><text:span text:style-name="T9">::</text:span><text:span text:style-name="T22">scalarProduct</text:span><text:span text:style-name="T5">(</text:span><text:span text:style-name="T11">const</text:span><text:span text:style-name="T18"> Vector3D</text:span><text:span text:style-name="T25">&amp;</text:span><text:span text:style-name="T18"> vector</text:span><text:span text:style-name="T5">)</text:span><text:span text:style-name="T18"> </text:span><text:span text:style-name="T5">{</text:span></text:p>
        </text:list-item>
        <text:list-item text:style-override="L4">
          <text:p text:style-name="P58">        <text:span text:style-name="T11">return</text:span><text:span text:style-name="T18"> this</text:span><text:span text:style-name="T25">-</text:span><text:span text:style-name="T7">&gt;</text:span><text:span text:style-name="T18">x</text:span><text:span text:style-name="T25">*</text:span><text:span text:style-name="T18">vector.</text:span><text:span text:style-name="T22">x</text:span><text:span text:style-name="T25">+</text:span><text:span text:style-name="T18">this</text:span><text:span text:style-name="T25">-</text:span><text:span text:style-name="T7">&gt;</text:span><text:span text:style-name="T18">y</text:span><text:span text:style-name="T25">*</text:span><text:span text:style-name="T18">vector.</text:span><text:span text:style-name="T22">y</text:span><text:span text:style-name="T25">+</text:span><text:span text:style-name="T18">this</text:span><text:span text:style-name="T25">-</text:span><text:span text:style-name="T7">&gt;</text:span><text:span text:style-name="T18">z</text:span><text:span text:style-name="T25">*</text:span><text:span text:style-name="T18">vector.</text:span><text:span text:style-name="T22">z</text:span><text:span text:style-name="T9">;</text:span></text:p>
        </text:list-item>
        <text:list-item text:style-override="L4">
          <text:p text:style-name="P58">    <text:span text:style-name="T5">}</text:span></text:p>
        </text:list-item>
        <text:list-item text:style-override="L4">
          <text:p text:style-name="P58">    <text:span text:style-name="T11">const</text:span><text:span text:style-name="T18"> </text:span><text:span text:style-name="T11">double</text:span><text:span text:style-name="T18"> Vector3D</text:span><text:span text:style-name="T9">::</text:span><text:span text:style-name="T22">getLength</text:span><text:span text:style-name="T5">()</text:span><text:span text:style-name="T18"> </text:span><text:span text:style-name="T11">const</text:span><text:span text:style-name="T18"> </text:span><text:span text:style-name="T5">{</text:span></text:p>
        </text:list-item>
        <text:list-item text:style-override="L4">
          <text:p text:style-name="P58">        <text:span text:style-name="T11">return</text:span><text:span text:style-name="T18"> </text:span><text:span text:style-name="T20">sqrt</text:span><text:span text:style-name="T5">(</text:span><text:span text:style-name="T18">this</text:span><text:span text:style-name="T25">-</text:span><text:span text:style-name="T7">&gt;</text:span><text:span text:style-name="T18">x</text:span><text:span text:style-name="T25">*</text:span><text:span text:style-name="T18">this</text:span><text:span text:style-name="T25">-</text:span><text:span text:style-name="T7">&gt;</text:span><text:span text:style-name="T18">x</text:span><text:span text:style-name="T25">+</text:span><text:span text:style-name="T18">this</text:span><text:span text:style-name="T25">-</text:span><text:span text:style-name="T7">&gt;</text:span><text:span text:style-name="T18">y</text:span><text:span text:style-name="T25">*</text:span><text:span text:style-name="T18">this</text:span><text:span text:style-name="T25">-</text:span><text:span text:style-name="T7">&gt;</text:span><text:span text:style-name="T18">y</text:span><text:span text:style-name="T25">+</text:span><text:span text:style-name="T18">this</text:span><text:span text:style-name="T25">-</text:span><text:span text:style-name="T7">&gt;</text:span><text:span text:style-name="T18">z</text:span><text:span text:style-name="T25">*</text:span><text:span text:style-name="T18">this</text:span><text:span text:style-name="T25">-</text:span><text:span text:style-name="T7">&gt;</text:span><text:span text:style-name="T18">z</text:span><text:span text:style-name="T5">)</text:span><text:span text:style-name="T9">;</text:span></text:p>
        </text:list-item>
        <text:list-item text:style-override="L4">
          <text:p text:style-name="P58">    <text:span text:style-name="T5">}</text:span></text:p>
        </text:list-item>
        <text:list-item text:style-override="L4">
          <text:p text:style-name="P58">     </text:p>
        </text:list-item>
        <text:list-item text:style-override="L4">
          <text:p text:style-name="P58">    <text:span text:style-name="T11">double</text:span><text:span text:style-name="T18"> Vector3D</text:span><text:span text:style-name="T9">::</text:span><text:span text:style-name="T22">getAngle</text:span><text:span text:style-name="T5">(</text:span><text:span text:style-name="T18"> Vector3D</text:span><text:span text:style-name="T25">&amp;</text:span><text:span text:style-name="T18"> vector</text:span><text:span text:style-name="T5">)</text:span><text:span text:style-name="T18">  </text:span><text:span text:style-name="T5">{</text:span></text:p>
        </text:list-item>
        <text:list-item text:style-override="L4">
          <text:p text:style-name="P58">        <text:span text:style-name="T11">if</text:span><text:span text:style-name="T18"> </text:span><text:span text:style-name="T5">((</text:span><text:span text:style-name="T18">vector.</text:span><text:span text:style-name="T22">getLength</text:span><text:span text:style-name="T5">()</text:span><text:span text:style-name="T7">==</text:span><text:span text:style-name="T20">0</text:span><text:span text:style-name="T5">)</text:span><text:span text:style-name="T18"> </text:span><text:span text:style-name="T25">||</text:span><text:span text:style-name="T18"> </text:span><text:span text:style-name="T5">(</text:span><text:span text:style-name="T18">this</text:span><text:span text:style-name="T25">-</text:span><text:span text:style-name="T7">&gt;</text:span><text:span text:style-name="T18">getLength</text:span><text:span text:style-name="T5">())</text:span><text:span text:style-name="T7">==</text:span><text:span text:style-name="T20">0</text:span><text:span text:style-name="T5">)</text:span><text:span text:style-name="T18"> </text:span><text:span text:style-name="T5">{</text:span></text:p>
        </text:list-item>
        <text:list-item text:style-override="L4">
          <text:p text:style-name="P58">            <text:span text:style-name="T11">return</text:span><text:span text:style-name="T18"> </text:span><text:span text:style-name="T20">0</text:span><text:span text:style-name="T9">;</text:span></text:p>
        </text:list-item>
        <text:list-item text:style-override="L4">
          <text:p text:style-name="P58">        <text:span text:style-name="T5">}</text:span></text:p>
        </text:list-item>
        <text:list-item text:style-override="L4">
          <text:p text:style-name="P58">            <text:span text:style-name="T11">const</text:span><text:span text:style-name="T18"> </text:span><text:span text:style-name="T11">double</text:span><text:span text:style-name="T18"> halfC </text:span><text:span text:style-name="T7">=</text:span><text:span text:style-name="T18"> </text:span><text:span text:style-name="T20">180</text:span><text:span text:style-name="T25">/</text:span><text:span text:style-name="T18">M_PI</text:span><text:span text:style-name="T9">;</text:span></text:p>
        </text:list-item>
        <text:list-item text:style-override="L4">
          <text:p text:style-name="P58">           <text:span text:style-name="T11">double</text:span><text:span text:style-name="T18"> cos1 </text:span><text:span text:style-name="T7">=</text:span><text:span text:style-name="T18"> </text:span><text:span text:style-name="T5">(</text:span><text:span text:style-name="T18">this</text:span><text:span text:style-name="T25">-</text:span><text:span text:style-name="T7">&gt;</text:span><text:span text:style-name="T18">scalarProduct</text:span><text:span text:style-name="T5">(</text:span><text:span text:style-name="T18">vector</text:span><text:span text:style-name="T5">)</text:span><text:span text:style-name="T25">/</text:span><text:span text:style-name="T5">(</text:span><text:span text:style-name="T18">this</text:span><text:span text:style-name="T25">-</text:span><text:span text:style-name="T7">&gt;</text:span><text:span text:style-name="T18">getLength</text:span><text:span text:style-name="T5">()</text:span><text:span text:style-name="T25">*</text:span><text:span text:style-name="T18">vector.</text:span><text:span text:style-name="T22">getLength</text:span><text:span text:style-name="T5">()))</text:span><text:span text:style-name="T18"> </text:span><text:span text:style-name="T9">;</text:span></text:p>
        </text:list-item>
        <text:list-item text:style-override="L4">
          <text:p text:style-name="P58">           <text:span text:style-name="T11">if</text:span><text:span text:style-name="T18"> </text:span><text:span text:style-name="T5">(</text:span><text:span text:style-name="T18">cos1 </text:span><text:span text:style-name="T7">&lt;</text:span><text:span text:style-name="T18"> </text:span><text:span text:style-name="T25">-</text:span><text:span text:style-name="T20">1</text:span><text:span text:style-name="T5">)</text:span><text:span text:style-name="T18"> </text:span><text:span text:style-name="T5">{</text:span></text:p>
        </text:list-item>
        <text:list-item text:style-override="L4">
          <text:p text:style-name="P58">               <text:span text:style-name="T11">return</text:span><text:span text:style-name="T18"> </text:span><text:span text:style-name="T20">180</text:span><text:span text:style-name="T9">;</text:span></text:p>
        </text:list-item>
        <text:list-item text:style-override="L4">
          <text:p text:style-name="P58">           <text:span text:style-name="T5">}</text:span></text:p>
        </text:list-item>
        <text:list-item text:style-override="L4">
          <text:p text:style-name="P58">           <text:span text:style-name="T11">if</text:span><text:span text:style-name="T18"> </text:span><text:span text:style-name="T5">(</text:span><text:span text:style-name="T18">cos1</text:span><text:span text:style-name="T7">&gt;</text:span><text:span text:style-name="T20">1</text:span><text:span text:style-name="T5">)</text:span><text:span text:style-name="T18"> </text:span><text:span text:style-name="T5">{</text:span></text:p>
        </text:list-item>
        <text:list-item text:style-override="L4">
          <text:p text:style-name="P58">               <text:span text:style-name="T11">return</text:span><text:span text:style-name="T18"> </text:span><text:span text:style-name="T20">0</text:span><text:span text:style-name="T9">;</text:span></text:p>
        </text:list-item>
        <text:list-item text:style-override="L4">
          <text:p text:style-name="P58">           <text:span text:style-name="T5">}</text:span></text:p>
        </text:list-item>
        <text:list-item text:style-override="L4">
          <text:p text:style-name="P58">           <text:span text:style-name="T11">return</text:span><text:span text:style-name="T18"> halfC</text:span><text:span text:style-name="T25">*</text:span><text:span text:style-name="T20">acos</text:span><text:span text:style-name="T5">(</text:span><text:span text:style-name="T18">cos1</text:span><text:span text:style-name="T5">)</text:span><text:span text:style-name="T9">;</text:span></text:p>
        </text:list-item>
        <text:list-item text:style-override="L4">
          <text:p text:style-name="P58">     </text:p>
        </text:list-item>
        <text:list-item text:style-override="L4">
          <text:p text:style-name="P58">    <text:span text:style-name="T5">}</text:span></text:p>
        </text:list-item>
        <text:list-item text:style-override="L4">
          <text:p text:style-name="P58"> </text:p>
        </text:list-item>
        <text:list-item text:style-override="L4">
          <text:p text:style-name="P58">    <text:span text:style-name="T11">double</text:span><text:span text:style-name="T18">  Vector3D</text:span><text:span text:style-name="T9">::</text:span><text:span text:style-name="T22">getX</text:span><text:span text:style-name="T5">()</text:span><text:span text:style-name="T18"> </text:span><text:span text:style-name="T5">{</text:span></text:p>
        </text:list-item>
        <text:list-item text:style-override="L4">
          <text:p text:style-name="P58">        <text:span text:style-name="T11">return</text:span><text:span text:style-name="T18"> x</text:span><text:span text:style-name="T9">;</text:span></text:p>
        </text:list-item>
        <text:list-item text:style-override="L4">
          <text:p text:style-name="P58">    <text:span text:style-name="T5">}</text:span></text:p>
        </text:list-item>
        <text:list-item text:style-override="L4">
          <text:p text:style-name="P58">    <text:span text:style-name="T11">double</text:span><text:span text:style-name="T18">  Vector3D</text:span><text:span text:style-name="T9">::</text:span><text:span text:style-name="T22">getY</text:span><text:span text:style-name="T5">()</text:span><text:span text:style-name="T18"> </text:span><text:span text:style-name="T5">{</text:span></text:p>
        </text:list-item>
        <text:list-item text:style-override="L4">
          <text:p text:style-name="P58">        <text:span text:style-name="T11">return</text:span><text:span text:style-name="T18"> y</text:span><text:span text:style-name="T9">;</text:span></text:p>
        </text:list-item>
        <text:list-item text:style-override="L4">
          <text:p text:style-name="P58">    <text:span text:style-name="T5">}</text:span></text:p>
        </text:list-item>
        <text:list-item text:style-override="L4">
          <text:p text:style-name="P58">    <text:span text:style-name="T11">double</text:span><text:span text:style-name="T18">  Vector3D</text:span><text:span text:style-name="T9">::</text:span><text:span text:style-name="T22">getZ</text:span><text:span text:style-name="T5">()</text:span><text:span text:style-name="T18"> </text:span><text:span text:style-name="T5">{</text:span></text:p>
        </text:list-item>
        <text:list-item text:style-override="L4">
          <text:p text:style-name="P58">        <text:span text:style-name="T11">return</text:span><text:span text:style-name="T18"> z</text:span><text:span text:style-name="T9">;</text:span></text:p>
        </text:list-item>
        <text:list-item text:style-override="L4">
          <text:p text:style-name="P58">    <text:span text:style-name="T5">}</text:span></text:p>
        </text:list-item>
        <text:list-item text:style-override="L4">
          <text:p text:style-name="P58">    <text:span text:style-name="T18">Vector3D operator</text:span><text:span text:style-name="T23">""</text:span><text:span text:style-name="T18">_vect3D</text:span><text:span text:style-name="T5">(</text:span><text:span text:style-name="T11">long</text:span><text:span text:style-name="T18"> </text:span><text:span text:style-name="T11">double</text:span><text:span text:style-name="T18"> n</text:span><text:span text:style-name="T5">)</text:span><text:span text:style-name="T18"> </text:span><text:span text:style-name="T5">{</text:span></text:p>
        </text:list-item>
        <text:list-item text:style-override="L4">
          <text:p text:style-name="P58">        <text:span text:style-name="T11">return</text:span><text:span text:style-name="T18">  Vector3D</text:span><text:span text:style-name="T5">(</text:span><text:span text:style-name="T18">n,n,n</text:span><text:span text:style-name="T5">)</text:span><text:span text:style-name="T9">;</text:span></text:p>
        </text:list-item>
        <text:list-item text:style-override="L4">
          <text:p text:style-name="P58">    <text:span text:style-name="T5">}</text:span></text:p>
        </text:list-item>
        <text:list-item>
          <text:p text:style-name="P70"/>
        </text:list-item>
      </text:list>
      <text:p text:style-name="P28"/>
      <text:list xml:id="list165210680155707" text:continue-list="list165209232138425" text:style-name="WWNum2">
        <text:list-item>
          <text:p text:style-name="P42">Вывод</text:p>
        </text:list-item>
      </text:list>
      <text:p text:style-name="P15"><text:tab/>Реализована программа, включающая в себя простой класс с <text:span text:style-name="T31">перезагруженными операторами и реализованным литералом</text:span>.</text:p>
      <text:p text:style-name="P15"><text:s/></text:p>
      <text:p text:style-name="P16">Список литературы</text:p>
      <text:p text:style-name="P16"/>
      <text:list xml:id="list547622729" text:style-name="WWNum1">
        <text:list-item>
          <text:p text:style-name="P43">Шилдт, Герберт. С++: базовый курс, 3-е изд. : Пер. с англ. - М. : ООО “И.Д. Вильямс”, 2018. - 624 с. : ил. - Парал. тит. англ.</text:p>
          <text:p text:style-name="P43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Droid Sans Mono" svg:font-family="'Droid Sans Mono', monospace, monospace, 'Droid Sans Fallback'"/>
    <style:font-face style:name="segoe ui" svg:font-family="'segoe ui', 'trebuchet MS', 'Lucida Sans Unicode', 'Lucida Sans', sans-serif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0-11T16:52:08.321997628</dc:date>
    <meta:editing-cycles>50</meta:editing-cycles>
    <meta:editing-duration>PT2H26M5S</meta:editing-duration>
    <meta:generator>LibreOffice/6.0.7.3$Linux_X86_64 LibreOffice_project/00m0$Build-3</meta:generator>
    <meta:document-statistic meta:table-count="0" meta:image-count="0" meta:object-count="0" meta:page-count="9" meta:paragraph-count="239" meta:word-count="962" meta:character-count="7738" meta:non-whitespace-character-count="6242"/>
  </office:meta>
</office:document-meta>
</file>